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i_(salsa20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salsa20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42093133926391602" table:style-name="ce2">
            <text:p>0,420931339</text:p>
          </table:table-cell>
          <table:table-cell office:value-type="float" office:value="0.22594547271728499" table:style-name="ce2">
            <text:p>0,225945473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42382526397705" table:style-name="ce2">
            <text:p>0,423825264</text:p>
          </table:table-cell>
          <table:table-cell office:value-type="float" office:value="0.23800015449523901" table:style-name="ce2">
            <text:p>0,238000154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43260312080383301" table:style-name="ce2">
            <text:p>0,432603121</text:p>
          </table:table-cell>
          <table:table-cell office:value-type="float" office:value="0.251000165939331" table:style-name="ce2">
            <text:p>0,251000166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42799997329711897" table:style-name="ce2">
            <text:p>0,427999973</text:p>
          </table:table-cell>
          <table:table-cell office:value-type="float" office:value="0.24094128608703599" table:style-name="ce2">
            <text:p>0,240941286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42399930953979398" table:style-name="ce2">
            <text:p>0,42399931</text:p>
          </table:table-cell>
          <table:table-cell office:value-type="float" office:value="0.25199913978576599" table:style-name="ce2">
            <text:p>0,25199914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43699908256530701" table:style-name="ce2">
            <text:p>0,436999083</text:p>
          </table:table-cell>
          <table:table-cell office:value-type="float" office:value="0.242860317230224" table:style-name="ce2">
            <text:p>0,242860317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42492723464965798" table:style-name="ce2">
            <text:p>0,424927235</text:p>
          </table:table-cell>
          <table:table-cell office:value-type="float" office:value="0.232000112533569" table:style-name="ce2">
            <text:p>0,232000113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431439399719238" table:style-name="ce2">
            <text:p>0,4314394</text:p>
          </table:table-cell>
          <table:table-cell office:value-type="float" office:value="0.24287033081054599" table:style-name="ce2">
            <text:p>0,242870331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42300033569335899" table:style-name="ce2">
            <text:p>0,423000336</text:p>
          </table:table-cell>
          <table:table-cell office:value-type="float" office:value="0.24574875831604001" table:style-name="ce2">
            <text:p>0,245748758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42384290695190402" table:style-name="ce2">
            <text:p>0,423842907</text:p>
          </table:table-cell>
          <table:table-cell office:value-type="float" office:value="0.24399995803832999" table:style-name="ce2">
            <text:p>0,243999958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42299461364745999" table:style-name="ce2">
            <text:p>0,422994614</text:p>
          </table:table-cell>
          <table:table-cell office:value-type="float" office:value="0.24690961837768499" table:style-name="ce2">
            <text:p>0,246909618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42199969291687001" table:style-name="ce2">
            <text:p>0,421999693</text:p>
          </table:table-cell>
          <table:table-cell office:value-type="float" office:value="0.245999336242675" table:style-name="ce2">
            <text:p>0,245999336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42100000381469699" table:style-name="ce2">
            <text:p>0,421000004</text:p>
          </table:table-cell>
          <table:table-cell office:value-type="float" office:value="0.24576473236083901" table:style-name="ce2">
            <text:p>0,245764732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41911530494689903" table:style-name="ce2">
            <text:p>0,419115305</text:p>
          </table:table-cell>
          <table:table-cell office:value-type="float" office:value="0.23793196678161599" table:style-name="ce2">
            <text:p>0,237931967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43182754516601501" table:style-name="ce2">
            <text:p>0,431827545</text:p>
          </table:table-cell>
          <table:table-cell office:value-type="float" office:value="0.25200057029724099" table:style-name="ce2">
            <text:p>0,25200057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42289090156555098" table:style-name="ce2">
            <text:p>0,422890902</text:p>
          </table:table-cell>
          <table:table-cell office:value-type="float" office:value="0.23900032043457001" table:style-name="ce2">
            <text:p>0,23900032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42483282089233398" table:style-name="ce2">
            <text:p>0,424832821</text:p>
          </table:table-cell>
          <table:table-cell office:value-type="float" office:value="0.23199987411499001" table:style-name="ce2">
            <text:p>0,231999874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42299890518188399" table:style-name="ce2">
            <text:p>0,422998905</text:p>
          </table:table-cell>
          <table:table-cell office:value-type="float" office:value="0.23884916305541901" table:style-name="ce2">
            <text:p>0,238849163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42299985885620101" table:style-name="ce2">
            <text:p>0,422999859</text:p>
          </table:table-cell>
          <table:table-cell office:value-type="float" office:value="0.239999294281005" table:style-name="ce2">
            <text:p>0,239999294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42703199386596602" table:style-name="ce2">
            <text:p>0,427031994</text:p>
          </table:table-cell>
          <table:table-cell office:value-type="float" office:value="0.23728632926940901" table:style-name="ce2">
            <text:p>0,237286329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42857575416564903" table:style-name="ce2">
            <text:p>0,428575754</text:p>
          </table:table-cell>
          <table:table-cell office:value-type="float" office:value="0.246249914169311" table:style-name="ce2">
            <text:p>0,246249914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43621563911437899" table:style-name="ce2">
            <text:p>0,436215639</text:p>
          </table:table-cell>
          <table:table-cell office:value-type="float" office:value="0.24500083923339799" table:style-name="ce2">
            <text:p>0,245000839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42460560798644997" table:style-name="ce2">
            <text:p>0,424605608</text:p>
          </table:table-cell>
          <table:table-cell office:value-type="float" office:value="0.24841690063476499" table:style-name="ce2">
            <text:p>0,248416901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42425012588500899" table:style-name="ce2">
            <text:p>0,424250126</text:p>
          </table:table-cell>
          <table:table-cell office:value-type="float" office:value="0.23800086975097601" table:style-name="ce2">
            <text:p>0,23800087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424209594726562" table:style-name="ce2">
            <text:p>0,424209595</text:p>
          </table:table-cell>
          <table:table-cell office:value-type="float" office:value="0.23999977111816401" table:style-name="ce2">
            <text:p>0,239999771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42399811744689903" table:style-name="ce2">
            <text:p>0,423998117</text:p>
          </table:table-cell>
          <table:table-cell office:value-type="float" office:value="0.252999067306518" table:style-name="ce2">
            <text:p>0,252999067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42381119728088301" table:style-name="ce2">
            <text:p>0,423811197</text:p>
          </table:table-cell>
          <table:table-cell office:value-type="float" office:value="0.23700118064880299" table:style-name="ce2">
            <text:p>0,237001181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42329287528991699" table:style-name="ce2">
            <text:p>0,423292875</text:p>
          </table:table-cell>
          <table:table-cell office:value-type="float" office:value="0.24513769149780201" table:style-name="ce2">
            <text:p>0,245137691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43116140365600503" table:style-name="ce2">
            <text:p>0,431161404</text:p>
          </table:table-cell>
          <table:table-cell office:value-type="float" office:value="0.24700117111205999" table:style-name="ce2">
            <text:p>0,247001171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42399954795837402" table:style-name="ce2">
            <text:p>0,423999548</text:p>
          </table:table-cell>
          <table:table-cell office:value-type="float" office:value="0.23799920082092199" table:style-name="ce2">
            <text:p>0,237999201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42500066757202098" table:style-name="ce2">
            <text:p>0,425000668</text:p>
          </table:table-cell>
          <table:table-cell office:value-type="float" office:value="0.245033979415893" table:style-name="ce2">
            <text:p>0,245033979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42373347282409601" table:style-name="ce2">
            <text:p>0,423733473</text:p>
          </table:table-cell>
          <table:table-cell office:value-type="float" office:value="0.24404668807983301" table:style-name="ce2">
            <text:p>0,244046688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425198554992675" table:style-name="ce2">
            <text:p>0,425198555</text:p>
          </table:table-cell>
          <table:table-cell office:value-type="float" office:value="0.2468101978302" table:style-name="ce2">
            <text:p>0,246810198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42315244674682601" table:style-name="ce2">
            <text:p>0,423152447</text:p>
          </table:table-cell>
          <table:table-cell office:value-type="float" office:value="0.23300004005432101" table:style-name="ce2">
            <text:p>0,23300004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42418909072875899" table:style-name="ce2">
            <text:p>0,424189091</text:p>
          </table:table-cell>
          <table:table-cell office:value-type="float" office:value="0.24399948120117099" table:style-name="ce2">
            <text:p>0,243999481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427999258041381" table:style-name="ce2">
            <text:p>0,427999258</text:p>
          </table:table-cell>
          <table:table-cell office:value-type="float" office:value="0.247214555740356" table:style-name="ce2">
            <text:p>0,247214556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42225193977355902" table:style-name="ce2">
            <text:p>0,42225194</text:p>
          </table:table-cell>
          <table:table-cell office:value-type="float" office:value="0.23900079727172799" table:style-name="ce2">
            <text:p>0,239000797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42541813850402799" table:style-name="ce2">
            <text:p>0,425418139</text:p>
          </table:table-cell>
          <table:table-cell office:value-type="float" office:value="0.23428511619567799" table:style-name="ce2">
            <text:p>0,234285116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425309658050537" table:style-name="ce2">
            <text:p>0,425309658</text:p>
          </table:table-cell>
          <table:table-cell office:value-type="float" office:value="0.23699975013732899" table:style-name="ce2">
            <text:p>0,23699975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42399954795837402" table:style-name="ce2">
            <text:p>0,423999548</text:p>
          </table:table-cell>
          <table:table-cell office:value-type="float" office:value="0.25299930572509699" table:style-name="ce2">
            <text:p>0,252999306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42300057411193798" table:style-name="ce2">
            <text:p>0,423000574</text:p>
          </table:table-cell>
          <table:table-cell office:value-type="float" office:value="0.246312141418457" table:style-name="ce2">
            <text:p>0,246312141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424180507659912" table:style-name="ce2">
            <text:p>0,424180508</text:p>
          </table:table-cell>
          <table:table-cell office:value-type="float" office:value="0.23700070381164501" table:style-name="ce2">
            <text:p>0,237000704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42724585533142001" table:style-name="ce2">
            <text:p>0,427245855</text:p>
          </table:table-cell>
          <table:table-cell office:value-type="float" office:value="0.23700070381164501" table:style-name="ce2">
            <text:p>0,237000704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425225019454956" table:style-name="ce2">
            <text:p>0,425225019</text:p>
          </table:table-cell>
          <table:table-cell office:value-type="float" office:value="0.246999502182006" table:style-name="ce2">
            <text:p>0,246999502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4398193359375" table:style-name="ce2">
            <text:p>0,439819336</text:p>
          </table:table-cell>
          <table:table-cell office:value-type="float" office:value="0.244999885559082" table:style-name="ce2">
            <text:p>0,244999886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42499971389770502" table:style-name="ce2">
            <text:p>0,424999714</text:p>
          </table:table-cell>
          <table:table-cell office:value-type="float" office:value="0.24078416824340801" table:style-name="ce2">
            <text:p>0,240784168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438999414443969" table:style-name="ce2">
            <text:p>0,438999414</text:p>
          </table:table-cell>
          <table:table-cell office:value-type="float" office:value="0.24499964714050201" table:style-name="ce2">
            <text:p>0,244999647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42400097846984802" table:style-name="ce2">
            <text:p>0,424000978</text:p>
          </table:table-cell>
          <table:table-cell office:value-type="float" office:value="0.23899936676025299" table:style-name="ce2">
            <text:p>0,238999367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42479848861694303" table:style-name="ce2">
            <text:p>0,424798489</text:p>
          </table:table-cell>
          <table:table-cell office:value-type="float" office:value="0.23700046539306599" table:style-name="ce2">
            <text:p>0,237000465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42882633209228499" table:style-name="ce2">
            <text:p>0,428826332</text:p>
          </table:table-cell>
          <table:table-cell office:value-type="float" office:value="0.24905729293823201" table:style-name="ce2">
            <text:p>0,249057293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42383861541748002" table:style-name="ce2">
            <text:p>0,423838615</text:p>
          </table:table-cell>
          <table:table-cell office:value-type="float" office:value="0.23474502563476499" table:style-name="ce2">
            <text:p>0,234745026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42480278015136702" table:style-name="ce2">
            <text:p>0,42480278</text:p>
          </table:table-cell>
          <table:table-cell office:value-type="float" office:value="0.247000217437744" table:style-name="ce2">
            <text:p>0,247000217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42889475822448703" table:style-name="ce2">
            <text:p>0,428894758</text:p>
          </table:table-cell>
          <table:table-cell office:value-type="float" office:value="0.23282885551452601" table:style-name="ce2">
            <text:p>0,232828856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42299985885620101" table:style-name="ce2">
            <text:p>0,422999859</text:p>
          </table:table-cell>
          <table:table-cell office:value-type="float" office:value="0.25299882888793901" table:style-name="ce2">
            <text:p>0,25299882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42500066757202098" table:style-name="ce2">
            <text:p>0,425000668</text:p>
          </table:table-cell>
          <table:table-cell office:value-type="float" office:value="0.23103713989257799" table:style-name="ce2">
            <text:p>0,23103714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42499971389770502" table:style-name="ce2">
            <text:p>0,424999714</text:p>
          </table:table-cell>
          <table:table-cell office:value-type="float" office:value="0.23985242843627899" table:style-name="ce2">
            <text:p>0,239852428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42414784431457497" table:style-name="ce2">
            <text:p>0,424147844</text:p>
          </table:table-cell>
          <table:table-cell office:value-type="float" office:value="0.24199986457824699" table:style-name="ce2">
            <text:p>0,241999865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42288136482238697" table:style-name="ce2">
            <text:p>0,422881365</text:p>
          </table:table-cell>
          <table:table-cell office:value-type="float" office:value="0.23199987411499001" table:style-name="ce2">
            <text:p>0,231999874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42377972602844199" table:style-name="ce2">
            <text:p>0,423779726</text:p>
          </table:table-cell>
          <table:table-cell office:value-type="float" office:value="0.238999128341674" table:style-name="ce2">
            <text:p>0,238999128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43199944496154702" table:style-name="ce2">
            <text:p>0,431999445</text:p>
          </table:table-cell>
          <table:table-cell office:value-type="float" office:value="0.24300146102905201" table:style-name="ce2">
            <text:p>0,243001461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42400169372558499" table:style-name="ce2">
            <text:p>0,424001694</text:p>
          </table:table-cell>
          <table:table-cell office:value-type="float" office:value="0.23899722099304199" table:style-name="ce2">
            <text:p>0,238997221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42800045013427701" table:style-name="ce2">
            <text:p>0,42800045</text:p>
          </table:table-cell>
          <table:table-cell office:value-type="float" office:value="0.24099993705749501" table:style-name="ce2">
            <text:p>0,240999937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42489385604858398" table:style-name="ce2">
            <text:p>0,424893856</text:p>
          </table:table-cell>
          <table:table-cell office:value-type="float" office:value="0.23300004005432101" table:style-name="ce2">
            <text:p>0,23300004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42400050163268999" table:style-name="ce2">
            <text:p>0,424000502</text:p>
          </table:table-cell>
          <table:table-cell office:value-type="float" office:value="0.25399947166442799" table:style-name="ce2">
            <text:p>0,253999472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42685103416442799" table:style-name="ce2">
            <text:p>0,426851034</text:p>
          </table:table-cell>
          <table:table-cell office:value-type="float" office:value="0.23984026908874501" table:style-name="ce2">
            <text:p>0,239840269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42499995231628401" table:style-name="ce2">
            <text:p>0,424999952</text:p>
          </table:table-cell>
          <table:table-cell office:value-type="float" office:value="0.236828804016113" table:style-name="ce2">
            <text:p>0,236828804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43185329437255798" table:style-name="ce2">
            <text:p>0,431853294</text:p>
          </table:table-cell>
          <table:table-cell office:value-type="float" office:value="0.24700117111205999" table:style-name="ce2">
            <text:p>0,247001171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42485427856445301" table:style-name="ce2">
            <text:p>0,424854279</text:p>
          </table:table-cell>
          <table:table-cell office:value-type="float" office:value="0.24599981307983301" table:style-name="ce2">
            <text:p>0,245999813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42682504653930597" table:style-name="ce2">
            <text:p>0,426825047</text:p>
          </table:table-cell>
          <table:table-cell office:value-type="float" office:value="0.23399925231933499" table:style-name="ce2">
            <text:p>0,233999252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42382502555847101" table:style-name="ce2">
            <text:p>0,423825026</text:p>
          </table:table-cell>
          <table:table-cell office:value-type="float" office:value="0.240000009536743" table:style-name="ce2">
            <text:p>0,24000001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42499828338623002" table:style-name="ce2">
            <text:p>0,424998283</text:p>
          </table:table-cell>
          <table:table-cell office:value-type="float" office:value="0.245791435241699" table:style-name="ce2">
            <text:p>0,245791435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44183540344238198" table:style-name="ce2">
            <text:p>0,441835403</text:p>
          </table:table-cell>
          <table:table-cell office:value-type="float" office:value="0.24897408485412501" table:style-name="ce2">
            <text:p>0,248974085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44092249870300199" table:style-name="ce2">
            <text:p>0,440922499</text:p>
          </table:table-cell>
          <table:table-cell office:value-type="float" office:value="0.243000268936157" table:style-name="ce2">
            <text:p>0,243000269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45799899101257302" table:style-name="ce2">
            <text:p>0,457998991</text:p>
          </table:table-cell>
          <table:table-cell office:value-type="float" office:value="0.247000932693481" table:style-name="ce2">
            <text:p>0,247000933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428997993469238" table:style-name="ce2">
            <text:p>0,428997993</text:p>
          </table:table-cell>
          <table:table-cell office:value-type="float" office:value="0.25599884986877403" table:style-name="ce2">
            <text:p>0,25599885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43481397628784102" table:style-name="ce2">
            <text:p>0,434813976</text:p>
          </table:table-cell>
          <table:table-cell office:value-type="float" office:value="0.23399949073791501" table:style-name="ce2">
            <text:p>0,233999491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42599797248840299" table:style-name="ce2">
            <text:p>0,425997972</text:p>
          </table:table-cell>
          <table:table-cell office:value-type="float" office:value="0.229052543640136" table:style-name="ce2">
            <text:p>0,229052544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42899894714355402" table:style-name="ce2">
            <text:p>0,428998947</text:p>
          </table:table-cell>
          <table:table-cell office:value-type="float" office:value="0.25488591194152799" table:style-name="ce2">
            <text:p>0,254885912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43292307853698703" table:style-name="ce2">
            <text:p>0,432923079</text:p>
          </table:table-cell>
          <table:table-cell office:value-type="float" office:value="0.24199986457824699" table:style-name="ce2">
            <text:p>0,241999865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465000391006469" table:style-name="ce2">
            <text:p>0,465000391</text:p>
          </table:table-cell>
          <table:table-cell office:value-type="float" office:value="0.23500013351440399" table:style-name="ce2">
            <text:p>0,235000134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43900036811828602" table:style-name="ce2">
            <text:p>0,439000368</text:p>
          </table:table-cell>
          <table:table-cell office:value-type="float" office:value="0.238000392913818" table:style-name="ce2">
            <text:p>0,238000393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45499920845031699" table:style-name="ce2">
            <text:p>0,454999208</text:p>
          </table:table-cell>
          <table:table-cell office:value-type="float" office:value="0.24499964714050201" table:style-name="ce2">
            <text:p>0,244999647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43687605857849099" table:style-name="ce2">
            <text:p>0,436876059</text:p>
          </table:table-cell>
          <table:table-cell office:value-type="float" office:value="0.243000507354736" table:style-name="ce2">
            <text:p>0,243000507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43683743476867598" table:style-name="ce2">
            <text:p>0,436837435</text:p>
          </table:table-cell>
          <table:table-cell office:value-type="float" office:value="0.24585604667663499" table:style-name="ce2">
            <text:p>0,245856047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45147871971130299" table:style-name="ce2">
            <text:p>0,45147872</text:p>
          </table:table-cell>
          <table:table-cell office:value-type="float" office:value="0.23200058937072701" table:style-name="ce2">
            <text:p>0,232000589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42876195907592701" table:style-name="ce2">
            <text:p>0,428761959</text:p>
          </table:table-cell>
          <table:table-cell office:value-type="float" office:value="0.25199913978576599" table:style-name="ce2">
            <text:p>0,25199914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45700120925903298" table:style-name="ce2">
            <text:p>0,457001209</text:p>
          </table:table-cell>
          <table:table-cell office:value-type="float" office:value="0.24679899215698201" table:style-name="ce2">
            <text:p>0,246798992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42799854278564398" table:style-name="ce2">
            <text:p>0,427998543</text:p>
          </table:table-cell>
          <table:table-cell office:value-type="float" office:value="0.23799943923950101" table:style-name="ce2">
            <text:p>0,237999439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44399905204772899" table:style-name="ce2">
            <text:p>0,443999052</text:p>
          </table:table-cell>
          <table:table-cell office:value-type="float" office:value="0.24400281906127899" table:style-name="ce2">
            <text:p>0,244002819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44684982299804599" table:style-name="ce2">
            <text:p>0,446849823</text:p>
          </table:table-cell>
          <table:table-cell office:value-type="float" office:value="0.246999502182006" table:style-name="ce2">
            <text:p>0,246999502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42600107192993097" table:style-name="ce2">
            <text:p>0,426001072</text:p>
          </table:table-cell>
          <table:table-cell office:value-type="float" office:value="0.24701046943664501" table:style-name="ce2">
            <text:p>0,247010469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42384839057922302" table:style-name="ce2">
            <text:p>0,423848391</text:p>
          </table:table-cell>
          <table:table-cell office:value-type="float" office:value="0.242000341415405" table:style-name="ce2">
            <text:p>0,242000341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43282294273376398" table:style-name="ce2">
            <text:p>0,432822943</text:p>
          </table:table-cell>
          <table:table-cell office:value-type="float" office:value="0.23899888992309501" table:style-name="ce2">
            <text:p>0,23899889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43200111389160101" table:style-name="ce2">
            <text:p>0,432001114</text:p>
          </table:table-cell>
          <table:table-cell office:value-type="float" office:value="0.24807095527648901" table:style-name="ce2">
            <text:p>0,248070955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43882274627685502" table:style-name="ce2">
            <text:p>0,438822746</text:p>
          </table:table-cell>
          <table:table-cell office:value-type="float" office:value="0.23500108718872001" table:style-name="ce2">
            <text:p>0,235001087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43599963188171298" table:style-name="ce2">
            <text:p>0,435999632</text:p>
          </table:table-cell>
          <table:table-cell office:value-type="float" office:value="0.23900079727172799" table:style-name="ce2">
            <text:p>0,239000797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43875718116760198" table:style-name="ce2">
            <text:p>0,438757181</text:p>
          </table:table-cell>
          <table:table-cell office:value-type="float" office:value="0.25299930572509699" table:style-name="ce2">
            <text:p>0,252999306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43882107734680098" table:style-name="ce2">
            <text:p>0,438821077</text:p>
          </table:table-cell>
          <table:table-cell office:value-type="float" office:value="0.24954342842102001" table:style-name="ce2">
            <text:p>0,249543428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434040546417236" table:style-name="ce2">
            <text:p>0,434040546</text:p>
          </table:table-cell>
          <table:table-cell office:value-type="float" office:value="0.253854990005493" table:style-name="ce2">
            <text:p>0,25385499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43986272811889598" table:style-name="ce2">
            <text:p>0,439862728</text:p>
          </table:table-cell>
          <table:table-cell office:value-type="float" office:value="0.24400067329406699" table:style-name="ce2">
            <text:p>0,244000673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salsa20)" table:style-name="ta1"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5"/>
          <table:table-cell office:value-type="string" table:style-name="ce5">
            <text:p>Variabile 1</text:p>
          </table:table-cell>
          <table:table-cell office:value-type="string" table:style-name="ce5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edia</text:p>
          </table:table-cell>
          <table:table-cell office:value-type="float" office:value="0.42959445714950556" table:style-name="ce3">
            <text:p>0,429594457</text:p>
          </table:table-cell>
          <table:table-cell office:value-type="float" office:value="0.24238427639007548" table:style-name="ce3">
            <text:p>0,24238427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arianza</text:p>
          </table:table-cell>
          <table:table-cell office:value-type="float" office:value="7.6495265724871338E-5" table:style-name="ce3">
            <text:p>7,64953E-05</text:p>
          </table:table-cell>
          <table:table-cell office:value-type="float" office:value="4.1481409066432486E-5" table:style-name="ce3">
            <text:p>4,14814E-0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sservazioni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arianza complessiva</text:p>
          </table:table-cell>
          <table:table-cell office:value-type="float" office:value="5.8988337395651909E-5" table:style-name="ce3">
            <text:p>5,89883E-0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Differenza ipotizzata per le medie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gdl</text:p>
          </table:table-cell>
          <table:table-cell office:value-type="float" office:value="198" table:style-name="ce3">
            <text:p>198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Stat t</text:p>
          </table:table-cell>
          <table:table-cell office:value-type="float" office:value="172.35797657042116" table:style-name="ce3">
            <text:p>172,357976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P(T&lt;=t) una coda</text:p>
          </table:table-cell>
          <table:table-cell office:value-type="float" office:value="5.3000860970574066E-218" table:style-name="ce3">
            <text:p>5,3001E-218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t critico una coda</text:p>
          </table:table-cell>
          <table:table-cell office:value-type="float" office:value="2.3453283485446179" table:style-name="ce3">
            <text:p>2,34532834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P(T&lt;=t) due code</text:p>
          </table:table-cell>
          <table:table-cell office:value-type="float" office:value="1.0600172194114813E-217" table:style-name="ce3">
            <text:p>1,06E-21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t critico due code</text:p>
          </table:table-cell>
          <table:table-cell office:value-type="float" office:value="2.6008872779905157" table:style-name="ce4">
            <text:p>2,600887278</text:p>
          </table:table-cell>
          <table:table-cell table:style-name="ce4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AES)" table:style-name="ta1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Cryptography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099930763244601" table:style-name="ce2">
            <text:p>0,150999308</text:p>
          </table:table-cell>
          <table:table-cell office:value-type="float" office:value="0.16986393928527799" table:style-name="ce2">
            <text:p>0,169863939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155002355575561" table:style-name="ce2">
            <text:p>0,155002356</text:p>
          </table:table-cell>
          <table:table-cell office:value-type="float" office:value="0.12799787521362299" table:style-name="ce2">
            <text:p>0,127997875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75000190734863" table:style-name="ce2">
            <text:p>0,175000191</text:p>
          </table:table-cell>
          <table:table-cell office:value-type="float" office:value="0.14900159835815399" table:style-name="ce2">
            <text:p>0,149001598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000574111938" table:style-name="ce2">
            <text:p>0,173000574</text:p>
          </table:table-cell>
          <table:table-cell office:value-type="float" office:value="0.12599992752075101" table:style-name="ce2">
            <text:p>0,125999928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15700006484985299" table:style-name="ce2">
            <text:p>0,157000065</text:p>
          </table:table-cell>
          <table:table-cell office:value-type="float" office:value="0.11702466011047299" table:style-name="ce2">
            <text:p>0,11702466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73998117446899" table:style-name="ce2">
            <text:p>0,173998117</text:p>
          </table:table-cell>
          <table:table-cell office:value-type="float" office:value="0.159003496170043" table:style-name="ce2">
            <text:p>0,159003496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15778875350952101" table:style-name="ce2">
            <text:p>0,157788754</text:p>
          </table:table-cell>
          <table:table-cell office:value-type="float" office:value="0.123999834060668" table:style-name="ce2">
            <text:p>0,123999834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4300036430358801" table:style-name="ce2">
            <text:p>0,143000364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400050163269001" table:style-name="ce2">
            <text:p>0,174000502</text:p>
          </table:table-cell>
          <table:table-cell office:value-type="float" office:value="0.14879584312438901" table:style-name="ce2">
            <text:p>0,148795843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5700221061706501" table:style-name="ce2">
            <text:p>0,157002211</text:p>
          </table:table-cell>
          <table:table-cell office:value-type="float" office:value="0.12599825859069799" table:style-name="ce2">
            <text:p>0,125998259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985703468322701" table:style-name="ce2">
            <text:p>0,159857035</text:p>
          </table:table-cell>
          <table:table-cell office:value-type="float" office:value="0.14299988746643" table:style-name="ce2">
            <text:p>0,142999887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174997568130493" table:style-name="ce2">
            <text:p>0,174997568</text:p>
          </table:table-cell>
          <table:table-cell office:value-type="float" office:value="0.12697577476501401" table:style-name="ce2">
            <text:p>0,126975775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5800094604492099" table:style-name="ce2">
            <text:p>0,158000946</text:p>
          </table:table-cell>
          <table:table-cell office:value-type="float" office:value="0.124999046325683" table:style-name="ce2">
            <text:p>0,124999046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7200016975402799" table:style-name="ce2">
            <text:p>0,17200017</text:p>
          </table:table-cell>
          <table:table-cell office:value-type="float" office:value="0.152000427246093" table:style-name="ce2">
            <text:p>0,152000427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5793728828430101" table:style-name="ce2">
            <text:p>0,157937288</text:p>
          </table:table-cell>
          <table:table-cell office:value-type="float" office:value="0.12501215934753401" table:style-name="ce2">
            <text:p>0,125012159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15600013732910101" table:style-name="ce2">
            <text:p>0,156000137</text:p>
          </table:table-cell>
          <table:table-cell office:value-type="float" office:value="0.141000270843505" table:style-name="ce2">
            <text:p>0,141000271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17099952697753901" table:style-name="ce2">
            <text:p>0,170999527</text:p>
          </table:table-cell>
          <table:table-cell office:value-type="float" office:value="0.14999985694885201" table:style-name="ce2">
            <text:p>0,149999857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15500068664550701" table:style-name="ce2">
            <text:p>0,155000687</text:p>
          </table:table-cell>
          <table:table-cell office:value-type="float" office:value="0.12599921226501401" table:style-name="ce2">
            <text:p>0,125999212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149027824401855" table:style-name="ce2">
            <text:p>0,149027824</text:p>
          </table:table-cell>
          <table:table-cell office:value-type="float" office:value="0.147736310958862" table:style-name="ce2">
            <text:p>0,147736311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17599987983703599" table:style-name="ce2">
            <text:p>0,17599988</text:p>
          </table:table-cell>
          <table:table-cell office:value-type="float" office:value="0.131886005401611" table:style-name="ce2">
            <text:p>0,131886005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15499997138977001" table:style-name="ce2">
            <text:p>0,154999971</text:p>
          </table:table-cell>
          <table:table-cell office:value-type="float" office:value="0.12599992752075101" table:style-name="ce2">
            <text:p>0,125999928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17189478874206501" table:style-name="ce2">
            <text:p>0,171894789</text:p>
          </table:table-cell>
          <table:table-cell office:value-type="float" office:value="0.15000057220458901" table:style-name="ce2">
            <text:p>0,150000572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159000635147094" table:style-name="ce2">
            <text:p>0,159000635</text:p>
          </table:table-cell>
          <table:table-cell office:value-type="float" office:value="0.122940778732299" table:style-name="ce2">
            <text:p>0,122940779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155987739562988" table:style-name="ce2">
            <text:p>0,15598774</text:p>
          </table:table-cell>
          <table:table-cell office:value-type="float" office:value="0.13999986648559501" table:style-name="ce2">
            <text:p>0,139999866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171999931335449" table:style-name="ce2">
            <text:p>0,171999931</text:p>
          </table:table-cell>
          <table:table-cell office:value-type="float" office:value="0.15299963951110801" table:style-name="ce2">
            <text:p>0,15299964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154812335968017" table:style-name="ce2">
            <text:p>0,154812336</text:p>
          </table:table-cell>
          <table:table-cell office:value-type="float" office:value="0.124011754989624" table:style-name="ce2">
            <text:p>0,124011755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156999826431274" table:style-name="ce2">
            <text:p>0,156999826</text:p>
          </table:table-cell>
          <table:table-cell office:value-type="float" office:value="0.14084386825561501" table:style-name="ce2">
            <text:p>0,140843868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17900180816650299" table:style-name="ce2">
            <text:p>0,179001808</text:p>
          </table:table-cell>
          <table:table-cell office:value-type="float" office:value="0.13899755477905201" table:style-name="ce2">
            <text:p>0,138997555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15581345558166501" table:style-name="ce2">
            <text:p>0,155813456</text:p>
          </table:table-cell>
          <table:table-cell office:value-type="float" office:value="0.13199996948242099" table:style-name="ce2">
            <text:p>0,131999969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165000200271606" table:style-name="ce2">
            <text:p>0,1650002</text:p>
          </table:table-cell>
          <table:table-cell office:value-type="float" office:value="0.14800000190734799" table:style-name="ce2">
            <text:p>0,148000002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16400241851806599" table:style-name="ce2">
            <text:p>0,164002419</text:p>
          </table:table-cell>
          <table:table-cell office:value-type="float" office:value="0.124997615814208" table:style-name="ce2">
            <text:p>0,124997616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158002614974975" table:style-name="ce2">
            <text:p>0,158002615</text:p>
          </table:table-cell>
          <table:table-cell office:value-type="float" office:value="0.13999748229980399" table:style-name="ce2">
            <text:p>0,139997482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17389011383056599" table:style-name="ce2">
            <text:p>0,173890114</text:p>
          </table:table-cell>
          <table:table-cell office:value-type="float" office:value="0.15599989891052199" table:style-name="ce2">
            <text:p>0,155999899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15700006484985299" table:style-name="ce2">
            <text:p>0,157000065</text:p>
          </table:table-cell>
          <table:table-cell office:value-type="float" office:value="0.124000310897827" table:style-name="ce2">
            <text:p>0,124000311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157001733779907" table:style-name="ce2">
            <text:p>0,157001734</text:p>
          </table:table-cell>
          <table:table-cell office:value-type="float" office:value="0.14099645614624001" table:style-name="ce2">
            <text:p>0,140996456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17899703979492099" table:style-name="ce2">
            <text:p>0,17899704</text:p>
          </table:table-cell>
          <table:table-cell office:value-type="float" office:value="0.14100337028503401" table:style-name="ce2">
            <text:p>0,14100337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15682172775268499" table:style-name="ce2">
            <text:p>0,156821728</text:p>
          </table:table-cell>
          <table:table-cell office:value-type="float" office:value="0.13800001144409099" table:style-name="ce2">
            <text:p>0,138000011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162999153137207" table:style-name="ce2">
            <text:p>0,162999153</text:p>
          </table:table-cell>
          <table:table-cell office:value-type="float" office:value="0.1508309841156" table:style-name="ce2">
            <text:p>0,150830984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16401219367980899" table:style-name="ce2">
            <text:p>0,164012194</text:p>
          </table:table-cell>
          <table:table-cell office:value-type="float" office:value="0.12400007247924801" table:style-name="ce2">
            <text:p>0,124000072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15698814392089799" table:style-name="ce2">
            <text:p>0,156988144</text:p>
          </table:table-cell>
          <table:table-cell office:value-type="float" office:value="0.139999389648437" table:style-name="ce2">
            <text:p>0,13999939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17299914360046301" table:style-name="ce2">
            <text:p>0,172999144</text:p>
          </table:table-cell>
          <table:table-cell office:value-type="float" office:value="0.15600037574768" table:style-name="ce2">
            <text:p>0,156000376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15700030326843201" table:style-name="ce2">
            <text:p>0,157000303</text:p>
          </table:table-cell>
          <table:table-cell office:value-type="float" office:value="0.123885869979858" table:style-name="ce2">
            <text:p>0,12388587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15600013732910101" table:style-name="ce2">
            <text:p>0,156000137</text:p>
          </table:table-cell>
          <table:table-cell office:value-type="float" office:value="0.141000270843505" table:style-name="ce2">
            <text:p>0,141000271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17900013923645" table:style-name="ce2">
            <text:p>0,179000139</text:p>
          </table:table-cell>
          <table:table-cell office:value-type="float" office:value="0.14199995994567799" table:style-name="ce2">
            <text:p>0,14199996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15600061416625899" table:style-name="ce2">
            <text:p>0,156000614</text:p>
          </table:table-cell>
          <table:table-cell office:value-type="float" office:value="0.12599921226501401" table:style-name="ce2">
            <text:p>0,125999212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16400027275085399" table:style-name="ce2">
            <text:p>0,164000273</text:p>
          </table:table-cell>
          <table:table-cell office:value-type="float" office:value="0.148755073547363" table:style-name="ce2">
            <text:p>0,148755074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16999793052673301" table:style-name="ce2">
            <text:p>0,169997931</text:p>
          </table:table-cell>
          <table:table-cell office:value-type="float" office:value="0.12699985504150299" table:style-name="ce2">
            <text:p>0,126999855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15800118446350001" table:style-name="ce2">
            <text:p>0,158001184</text:p>
          </table:table-cell>
          <table:table-cell office:value-type="float" office:value="0.12699866294860801" table:style-name="ce2">
            <text:p>0,126998663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175999641418457" table:style-name="ce2">
            <text:p>0,175999641</text:p>
          </table:table-cell>
          <table:table-cell office:value-type="float" office:value="0.15648341178894001" table:style-name="ce2">
            <text:p>0,156483412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176000356674194" table:style-name="ce2">
            <text:p>0,176000357</text:p>
          </table:table-cell>
          <table:table-cell office:value-type="float" office:value="0.12916111946105899" table:style-name="ce2">
            <text:p>0,129161119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15899825096130299" table:style-name="ce2">
            <text:p>0,158998251</text:p>
          </table:table-cell>
          <table:table-cell office:value-type="float" office:value="0.14700078964233301" table:style-name="ce2">
            <text:p>0,14700079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17980432510375899" table:style-name="ce2">
            <text:p>0,179804325</text:p>
          </table:table-cell>
          <table:table-cell office:value-type="float" office:value="0.14199924468994099" table:style-name="ce2">
            <text:p>0,141999245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15678977966308499" table:style-name="ce2">
            <text:p>0,15678978</text:p>
          </table:table-cell>
          <table:table-cell office:value-type="float" office:value="0.12599778175354001" table:style-name="ce2">
            <text:p>0,125997782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164998054504394" table:style-name="ce2">
            <text:p>0,164998055</text:p>
          </table:table-cell>
          <table:table-cell office:value-type="float" office:value="0.13903307914733801" table:style-name="ce2">
            <text:p>0,13903307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164002180099487" table:style-name="ce2">
            <text:p>0,16400218</text:p>
          </table:table-cell>
          <table:table-cell office:value-type="float" office:value="0.12599825859069799" table:style-name="ce2">
            <text:p>0,125998259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157855033874511" table:style-name="ce2">
            <text:p>0,157855034</text:p>
          </table:table-cell>
          <table:table-cell office:value-type="float" office:value="0.14300012588500899" table:style-name="ce2">
            <text:p>0,143000126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17399787902832001" table:style-name="ce2">
            <text:p>0,173997879</text:p>
          </table:table-cell>
          <table:table-cell office:value-type="float" office:value="0.15700006484985299" table:style-name="ce2">
            <text:p>0,157000065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15700030326843201" table:style-name="ce2">
            <text:p>0,157000303</text:p>
          </table:table-cell>
          <table:table-cell office:value-type="float" office:value="0.12600064277648901" table:style-name="ce2">
            <text:p>0,126000643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15599942207336401" table:style-name="ce2">
            <text:p>0,155999422</text:p>
          </table:table-cell>
          <table:table-cell office:value-type="float" office:value="0.14099979400634699" table:style-name="ce2">
            <text:p>0,140999794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17886376380920399" table:style-name="ce2">
            <text:p>0,178863764</text:p>
          </table:table-cell>
          <table:table-cell office:value-type="float" office:value="0.138999223709106" table:style-name="ce2">
            <text:p>0,138999224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15600156784057601" table:style-name="ce2">
            <text:p>0,156001568</text:p>
          </table:table-cell>
          <table:table-cell office:value-type="float" office:value="0.125184535980224" table:style-name="ce2">
            <text:p>0,125184536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16300082206725999" table:style-name="ce2">
            <text:p>0,163000822</text:p>
          </table:table-cell>
          <table:table-cell office:value-type="float" office:value="0.14899897575378401" table:style-name="ce2">
            <text:p>0,148998976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16399979591369601" table:style-name="ce2">
            <text:p>0,163999796</text:p>
          </table:table-cell>
          <table:table-cell office:value-type="float" office:value="0.130000114440917" table:style-name="ce2">
            <text:p>0,130000114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15987491607665999" table:style-name="ce2">
            <text:p>0,159874916</text:p>
          </table:table-cell>
          <table:table-cell office:value-type="float" office:value="0.145000219345092" table:style-name="ce2">
            <text:p>0,145000219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172997951507568" table:style-name="ce2">
            <text:p>0,172997952</text:p>
          </table:table-cell>
          <table:table-cell office:value-type="float" office:value="0.16501998901367099" table:style-name="ce2">
            <text:p>0,165019989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156002521514892" table:style-name="ce2">
            <text:p>0,156002522</text:p>
          </table:table-cell>
          <table:table-cell office:value-type="float" office:value="0.13199734687805101" table:style-name="ce2">
            <text:p>0,131997347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157940864562988" table:style-name="ce2">
            <text:p>0,157940865</text:p>
          </table:table-cell>
          <table:table-cell office:value-type="float" office:value="0.14800167083740201" table:style-name="ce2">
            <text:p>0,148001671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17975187301635701" table:style-name="ce2">
            <text:p>0,179751873</text:p>
          </table:table-cell>
          <table:table-cell office:value-type="float" office:value="0.133997201919555" table:style-name="ce2">
            <text:p>0,133997202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15600013732910101" table:style-name="ce2">
            <text:p>0,156000137</text:p>
          </table:table-cell>
          <table:table-cell office:value-type="float" office:value="0.12700009346008301" table:style-name="ce2">
            <text:p>0,127000093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173002004623413" table:style-name="ce2">
            <text:p>0,173002005</text:p>
          </table:table-cell>
          <table:table-cell office:value-type="float" office:value="0.14899778366088801" table:style-name="ce2">
            <text:p>0,148997784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16000175476074199" table:style-name="ce2">
            <text:p>0,160001755</text:p>
          </table:table-cell>
          <table:table-cell office:value-type="float" office:value="0.124997854232788" table:style-name="ce2">
            <text:p>0,124997854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15700364112854001" table:style-name="ce2">
            <text:p>0,157003641</text:p>
          </table:table-cell>
          <table:table-cell office:value-type="float" office:value="0.14102077484130801" table:style-name="ce2">
            <text:p>0,141020775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171999931335449" table:style-name="ce2">
            <text:p>0,171999931</text:p>
          </table:table-cell>
          <table:table-cell office:value-type="float" office:value="0.15275764465332001" table:style-name="ce2">
            <text:p>0,152757645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156001806259155" table:style-name="ce2">
            <text:p>0,156001806</text:p>
          </table:table-cell>
          <table:table-cell office:value-type="float" office:value="0.124009609222412" table:style-name="ce2">
            <text:p>0,124009609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155789375305175" table:style-name="ce2">
            <text:p>0,155789375</text:p>
          </table:table-cell>
          <table:table-cell office:value-type="float" office:value="0.14199995994567799" table:style-name="ce2">
            <text:p>0,14199996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17699956893920801" table:style-name="ce2">
            <text:p>0,176999569</text:p>
          </table:table-cell>
          <table:table-cell office:value-type="float" office:value="0.137967824935913" table:style-name="ce2">
            <text:p>0,137967825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15600275993347101" table:style-name="ce2">
            <text:p>0,15600276</text:p>
          </table:table-cell>
          <table:table-cell office:value-type="float" office:value="0.125998735427856" table:style-name="ce2">
            <text:p>0,125998735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17300319671630801" table:style-name="ce2">
            <text:p>0,173003197</text:p>
          </table:table-cell>
          <table:table-cell office:value-type="float" office:value="0.147997140884399" table:style-name="ce2">
            <text:p>0,147997141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16077995300292899" table:style-name="ce2">
            <text:p>0,160779953</text:p>
          </table:table-cell>
          <table:table-cell office:value-type="float" office:value="0.123999595642089" table:style-name="ce2">
            <text:p>0,123999596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3999223709106401" table:style-name="ce2">
            <text:p>0,139992237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171999931335449" table:style-name="ce2">
            <text:p>0,171999931</text:p>
          </table:table-cell>
          <table:table-cell office:value-type="float" office:value="0.15700078010558999" table:style-name="ce2">
            <text:p>0,15700078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25" table:style-name="ce2">
            <text:p>0,125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156001806259155" table:style-name="ce2">
            <text:p>0,156001806</text:p>
          </table:table-cell>
          <table:table-cell office:value-type="float" office:value="0.141000270843505" table:style-name="ce2">
            <text:p>0,141000271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17800021171569799" table:style-name="ce2">
            <text:p>0,178000212</text:p>
          </table:table-cell>
          <table:table-cell office:value-type="float" office:value="0.15400028228759699" table:style-name="ce2">
            <text:p>0,154000282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2400007247924801" table:style-name="ce2">
            <text:p>0,124000072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17281031608581501" table:style-name="ce2">
            <text:p>0,172810316</text:p>
          </table:table-cell>
          <table:table-cell office:value-type="float" office:value="0.15100002288818301" table:style-name="ce2">
            <text:p>0,151000023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15977168083190901" table:style-name="ce2">
            <text:p>0,159771681</text:p>
          </table:table-cell>
          <table:table-cell office:value-type="float" office:value="0.124000549316406" table:style-name="ce2">
            <text:p>0,124000549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15601038932800201" table:style-name="ce2">
            <text:p>0,156010389</text:p>
          </table:table-cell>
          <table:table-cell office:value-type="float" office:value="0.14101982116699199" table:style-name="ce2">
            <text:p>0,141019821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17300152778625399" table:style-name="ce2">
            <text:p>0,173001528</text:p>
          </table:table-cell>
          <table:table-cell office:value-type="float" office:value="0.15400171279907199" table:style-name="ce2">
            <text:p>0,154001713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15584731101989699" table:style-name="ce2">
            <text:p>0,155847311</text:p>
          </table:table-cell>
          <table:table-cell office:value-type="float" office:value="0.123997688293457" table:style-name="ce2">
            <text:p>0,123997688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155999660491943" table:style-name="ce2">
            <text:p>0,15599966</text:p>
          </table:table-cell>
          <table:table-cell office:value-type="float" office:value="0.14394497871398901" table:style-name="ce2">
            <text:p>0,143944979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190003871917724" table:style-name="ce2">
            <text:p>0,190003872</text:p>
          </table:table-cell>
          <table:table-cell office:value-type="float" office:value="0.12899684906005801" table:style-name="ce2">
            <text:p>0,128996849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15500068664550701" table:style-name="ce2">
            <text:p>0,155000687</text:p>
          </table:table-cell>
          <table:table-cell office:value-type="float" office:value="0.12600111961364699" table:style-name="ce2">
            <text:p>0,12600112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172847509384155" table:style-name="ce2">
            <text:p>0,172847509</text:p>
          </table:table-cell>
          <table:table-cell office:value-type="float" office:value="0.14899969100952101" table:style-name="ce2">
            <text:p>0,148999691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15900039672851499" table:style-name="ce2">
            <text:p>0,159000397</text:p>
          </table:table-cell>
          <table:table-cell office:value-type="float" office:value="0.12590289115905701" table:style-name="ce2">
            <text:p>0,125902891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15600037574768" table:style-name="ce2">
            <text:p>0,156000376</text:p>
          </table:table-cell>
          <table:table-cell office:value-type="float" office:value="0.14900112152099601" table:style-name="ce2">
            <text:p>0,149001122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171999931335449" table:style-name="ce2">
            <text:p>0,171999931</text:p>
          </table:table-cell>
          <table:table-cell office:value-type="float" office:value="0.15000033378600999" table:style-name="ce2">
            <text:p>0,150000334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2500023841857899" table:style-name="ce2">
            <text:p>0,125000238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15700030326843201" table:style-name="ce2">
            <text:p>0,157000303</text:p>
          </table:table-cell>
          <table:table-cell office:value-type="float" office:value="0.14601945877075101" table:style-name="ce2">
            <text:p>0,146019459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17599987983703599" table:style-name="ce2">
            <text:p>0,17599988</text:p>
          </table:table-cell>
          <table:table-cell office:value-type="float" office:value="0.13300061225891099" table:style-name="ce2">
            <text:p>0,133000612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AES)" table:style-name="ta1">
        <table:table-column table:style-name="co7" table:default-cell-style-name="ce1"/>
        <table:table-column table:style-name="co3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varianze diverse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5"/>
          <table:table-cell office:value-type="string" table:style-name="ce5">
            <text:p>Variabile 1</text:p>
          </table:table-cell>
          <table:table-cell office:value-type="string" table:style-name="ce5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edia</text:p>
          </table:table-cell>
          <table:table-cell office:value-type="float" office:value="0.16375597476959197" table:style-name="ce3">
            <text:p>0,163755975</text:p>
          </table:table-cell>
          <table:table-cell office:value-type="float" office:value="0.13815054893493614" table:style-name="ce3">
            <text:p>0,13815054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arianza</text:p>
          </table:table-cell>
          <table:table-cell office:value-type="float" office:value="8.0616473323627419E-5" table:style-name="ce3">
            <text:p>8,06165E-05</text:p>
          </table:table-cell>
          <table:table-cell office:value-type="float" office:value="1.3988525331982962E-4" table:style-name="ce3">
            <text:p>0,00013988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sservazioni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ifferenza ipotizzata per le medie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gdl</text:p>
          </table:table-cell>
          <table:table-cell office:value-type="float" office:value="185" table:style-name="ce3">
            <text:p>18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Stat t</text:p>
          </table:table-cell>
          <table:table-cell office:value-type="float" office:value="17.243523194196403" table:style-name="ce3">
            <text:p>17,2435231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P(T&lt;=t) una coda</text:p>
          </table:table-cell>
          <table:table-cell office:value-type="float" office:value="1.1847764718772658E-40" table:style-name="ce3">
            <text:p>1,18478E-4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t critico una coda</text:p>
          </table:table-cell>
          <table:table-cell office:value-type="float" office:value="2.346673219918495" table:style-name="ce3">
            <text:p>2,34667322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P(T&lt;=t) due code</text:p>
          </table:table-cell>
          <table:table-cell office:value-type="float" office:value="2.3695529437545316E-40" table:style-name="ce3">
            <text:p>2,36955E-40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t critico due code</text:p>
          </table:table-cell>
          <table:table-cell office:value-type="float" office:value="2.6026653025619719" table:style-name="ce4">
            <text:p>2,602665303</text:p>
          </table:table-cell>
          <table:table-cell table:style-name="ce4"/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ichele M</meta:initial-creator>
    <dc:creator>Michele M</dc:creator>
    <meta:creation-date>2023-11-21T09:30:33Z</meta:creation-date>
    <dc:date>2023-11-21T10:55:59Z</dc:date>
    <meta:editing-duration>PT0S</meta:editing-duration>
  </office:meta>
</office:document-meta>
</file>